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b766" officeooo:paragraph-rsid="001fb766"/>
    </style:style>
    <style:style style:name="P2" style:family="paragraph" style:parent-style-name="Standard">
      <style:paragraph-properties fo:text-align="center" style:justify-single-word="false"/>
      <style:text-properties officeooo:rsid="001fb766" officeooo:paragraph-rsid="001fb766"/>
    </style:style>
    <style:style style:name="P3" style:family="paragraph" style:parent-style-name="Standard">
      <style:text-properties officeooo:rsid="001fd4d0" officeooo:paragraph-rsid="001fd4d0"/>
    </style:style>
    <style:style style:name="P4" style:family="paragraph" style:parent-style-name="Standard">
      <style:text-properties fo:font-style="italic" officeooo:rsid="001fd4d0" officeooo:paragraph-rsid="001fd4d0" style:font-style-asian="italic" style:font-style-complex="italic"/>
    </style:style>
    <style:style style:name="P5" style:family="paragraph" style:parent-style-name="Standard">
      <style:text-properties officeooo:rsid="0020de6c" officeooo:paragraph-rsid="0020de6c"/>
    </style:style>
    <style:style style:name="P6" style:family="paragraph" style:parent-style-name="Standard">
      <style:text-properties officeooo:rsid="0020de6c" officeooo:paragraph-rsid="002406ec"/>
    </style:style>
    <style:style style:name="P7" style:family="paragraph" style:parent-style-name="Standard">
      <style:text-properties officeooo:rsid="0020de6c" officeooo:paragraph-rsid="0020de6c"/>
    </style:style>
    <style:style style:name="P8" style:family="paragraph" style:parent-style-name="Standard">
      <style:text-properties officeooo:rsid="001fd4d0" officeooo:paragraph-rsid="002406ec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F" fo:font-size="12pt"/>
    </style:style>
    <style:style style:name="P12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fd4d0"/>
    </style:style>
    <style:style style:name="T2" style:family="text">
      <style:text-properties officeooo:rsid="0020de6c"/>
    </style:style>
    <style:style style:name="T3" style:family="text">
      <style:text-properties style:font-name="Courier New"/>
    </style:style>
    <style:style style:name="T4" style:family="text">
      <style:text-properties officeooo:rsid="002406ec"/>
    </style:style>
    <style:style style:name="T5" style:family="text">
      <style:text-properties fo:font-size="12pt"/>
    </style:style>
    <style:style style:name="T6" style:family="text">
      <style:text-properties style:font-name="F" fo:font-size="12pt"/>
    </style: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01in" svg:stroke-color="#000000" draw:fill="none" draw:fill-color="#ffffff" fo:min-height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01in" svg:stroke-color="#000000" draw:fill="none" draw:fill-color="#ffffff" fo:min-height="0.3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plication <text:span text:style-name="T1">House</text:span></text:p>
      <text:p text:style-name="P2">by Sven Nilsen, 2020</text:p>
      <text:p text:style-name="P1"/>
      <text:p text:style-name="P4">This paper I visualize a semantic model of Answered Modal Logic called an “implication house”.</text:p>
      <text:p text:style-name="P3"/>
      <text:p text:style-name="P3"><draw:frame text:anchor-type="paragraph" draw:z-index="20" draw:name="Shape5" draw:style-name="gr4" draw:text-style-name="P10" svg:width="0.3803in" svg:height="0.287in" svg:x="2.6646in" svg:y="2.0555in"><draw:text-box><text:p>“A”</text:p></draw:text-box></draw:frame>An implication house can be visualized as the following:</text:p>
      <text:p text:style-name="P1"/>
      <text:p text:style-name="P1"><draw:frame text:anchor-type="paragraph" draw:z-index="22" draw:name="Shape6" draw:style-name="gr5" draw:text-style-name="P12" svg:width="2.4087in" svg:height="0.3059in" svg:x="2.4882in" svg:y="0.0429in"><draw:text-box><text:p text:style-name="P11"><text:span text:style-name="T5">□”</text:span><text:span text:style-name="T5">A ∧ B” =&gt; (</text:span><text:span text:style-name="T6">¬!</text:span><text:span text:style-name="T5">◇”A” ∧ </text:span><text:span text:style-name="T6">¬!</text:span><text:span text:style-name="T5">◇”B”)</text:span></text:p></draw:text-box></draw:frame></text:p>
      <text:p text:style-name="P1"><draw:line text:anchor-type="paragraph" draw:z-index="16" draw:name="Shape4" draw:style-name="gr3" draw:text-style-name="P9" svg:x1="2.55in" svg:y1="1.302in" svg:x2="2.55in" svg:y2="0.1736in"><text:p/></draw:line><draw:polygon text:anchor-type="paragraph" draw:z-index="12" draw:name="Shape3" draw:style-name="gr2" draw:text-style-name="P9" svg:width="0.7937in" svg:height="0.9189in" draw:transform="rotate (-0.346273323595676) translate (3.38799754938838in 0.0357959990123132in)" svg:viewBox="0 0 2017 2335" draw:points="702,2335 1500,2265 2017,1763 1276,0 548,129 0,539"><text:p/></draw:polygon></text:p>
      <text:p text:style-name="P1"><draw:line text:anchor-type="paragraph" draw:z-index="13" draw:name="Shape2" draw:style-name="gr2" draw:text-style-name="P9" svg:x1="3.6165in" svg:y1="0.1154in" svg:x2="3.3083in" svg:y2="0.0508in"><text:p/></draw:line><draw:line text:anchor-type="paragraph" draw:z-index="14" draw:name="Shape2" draw:style-name="gr2" draw:text-style-name="P9" svg:x1="3.6165in" svg:y1="0.115in" svg:x2="3.8602in" svg:y2="0.022in"><text:p/></draw:line><draw:line text:anchor-type="paragraph" draw:z-index="15" draw:name="Shape2" draw:style-name="gr2" draw:text-style-name="P9" svg:x1="3.6165in" svg:y1="0.1154in" svg:x2="3.6409in" svg:y2="0.8764in"><text:p/></draw:line></text:p>
      <text:p text:style-name="P1"/>
      <text:p text:style-name="P1"><draw:frame text:anchor-type="paragraph" draw:z-index="19" draw:name="Shape5" draw:style-name="gr4" draw:text-style-name="P10" svg:width="0.6587in" svg:height="0.287in" svg:x="1.8917in" svg:y="0.1681in"><draw:text-box><text:p>“A ∧ B”</text:p></draw:text-box></draw:frame><draw:polygon text:anchor-type="paragraph" draw:z-index="0" draw:name="Shape1" draw:style-name="gr1" draw:text-style-name="P9" svg:width="1.7047in" svg:height="0.8398in" draw:transform="rotate (-0.319744318965362) translate (2.9235738427768in -0.125753973440627in)" svg:viewBox="0 0 4331 2134" draw:points="2816,2096 4331,656 4114,0 1841,223 0,1459 223,2134"><text:p/></draw:polygon><draw:line text:anchor-type="paragraph" draw:z-index="23" draw:name="Shape2" draw:style-name="gr2" draw:text-style-name="P9" svg:x1="3.6409in" svg:y1="0.1177in" svg:x2="3.8846in" svg:y2="0.0248in"><text:p/></draw:line><draw:line text:anchor-type="paragraph" draw:z-index="24" draw:name="Shape2" draw:style-name="gr2" draw:text-style-name="P9" svg:x1="3.6244in" svg:y1="0.1181in" svg:x2="3.3161in" svg:y2="0.0492in"><text:p/></draw:line></text:p>
      <text:p text:style-name="P1"><draw:line text:anchor-type="paragraph" draw:z-index="9" draw:name="Shape2" draw:style-name="gr2" draw:text-style-name="P9" svg:x1="3.8201in" svg:y1="0.0417in" svg:x2="2.9937in" svg:y2="0.3083in"><text:p/></draw:line><draw:line text:anchor-type="paragraph" draw:z-index="8" draw:name="Shape2" draw:style-name="gr2" draw:text-style-name="P9" svg:x1="4.1421in" svg:y1="0.1083in" svg:x2="3.3374in" svg:y2="0.4091in"><text:p/></draw:line><draw:line text:anchor-type="paragraph" draw:z-index="10" draw:name="Shape2" draw:style-name="gr2" draw:text-style-name="P9" svg:x1="3.072in" svg:y1="0.1413in" svg:x2="3.9894in" svg:y2="0.4059in"><text:p/></draw:line><draw:line text:anchor-type="paragraph" draw:z-index="11" draw:name="Shape2" draw:style-name="gr2" draw:text-style-name="P9" svg:x1="3.3362in" svg:y1="0.0583in" svg:x2="4.239in" svg:y2="0.3012in"><text:p/></draw:line></text:p>
      <text:p text:style-name="P1"><draw:line text:anchor-type="paragraph" draw:z-index="6" draw:name="Shape2" draw:style-name="gr2" draw:text-style-name="P9" svg:x1="3.7165in" svg:y1="0.3161in" svg:x2="4.461in" svg:y2="0in"><text:p/></draw:line><draw:line text:anchor-type="paragraph" draw:z-index="7" draw:name="Shape2" draw:style-name="gr2" draw:text-style-name="P9" svg:x1="3.7165in" svg:y1="0.3228in" svg:x2="2.7429in" svg:y2="0.0362in"><text:p/></draw:line><draw:line text:anchor-type="paragraph" draw:z-index="3" draw:name="Shape2" draw:style-name="gr2" draw:text-style-name="P9" svg:x1="2.9937in" svg:y1="0.3866in" svg:x2="2.9937in" svg:y2="0.1165in"><text:p/></draw:line><draw:line text:anchor-type="paragraph" draw:z-index="5" draw:name="Shape2" draw:style-name="gr2" draw:text-style-name="P9" svg:x1="4.239in" svg:y1="0.3583in" svg:x2="4.239in" svg:y2="0.1098in"><text:p/></draw:line></text:p>
      <text:p text:style-name="P1"><draw:line text:anchor-type="paragraph" draw:z-index="18" draw:name="Shape4" draw:style-name="gr3" draw:text-style-name="P9" svg:x1="3.9165in" svg:y1="0.5106in" svg:x2="4.6972in" svg:y2="0.1244in"><text:p/></draw:line><draw:line text:anchor-type="paragraph" draw:z-index="2" draw:name="Shape2" draw:style-name="gr2" draw:text-style-name="P9" svg:x1="3.3374in" svg:y1="0.2949in" svg:x2="3.3374in" svg:y2="0.0256in"><text:p/></draw:line><draw:line text:anchor-type="paragraph" draw:z-index="4" draw:name="Shape2" draw:style-name="gr2" draw:text-style-name="P9" svg:x1="3.9898in" svg:y1="0.2811in" svg:x2="3.9898in" svg:y2="0.0256in"><text:p/></draw:line><draw:line text:anchor-type="paragraph" draw:z-index="1" draw:name="Shape2" draw:style-name="gr2" draw:text-style-name="P9" svg:x1="3.7165in" svg:y1="0.3949in" svg:x2="3.7165in" svg:y2="0.1311in"><text:p/></draw:line></text:p>
      <text:p text:style-name="P1"><draw:line text:anchor-type="paragraph" draw:z-index="17" draw:name="Shape4" draw:style-name="gr3" draw:text-style-name="P9" svg:x1="2.6in" svg:y1="0.0535in" svg:x2="3.652in" svg:y2="0.3756in"><text:p/></draw:line><draw:frame text:anchor-type="paragraph" draw:z-index="21" draw:name="Shape5" draw:style-name="gr4" draw:text-style-name="P10" svg:width="0.3803in" svg:height="0.287in" svg:x="4.3472in" svg:y="0.161in"><draw:text-box><text:p>“B”</text:p></draw:text-box></draw:frame></text:p>
      <text:p text:style-name="P1"/>
      <text:p text:style-name="P1"/>
      <text:p text:style-name="P3">Th<text:span text:style-name="T2">is semantic model is derived from the following expression:</text:span></text:p>
      <text:p text:style-name="P3"/>
      <text:p text:style-name="P8"><text:tab/>□”<text:span text:style-name="T2">A ∧ B” =&gt; (¬!◇”A” ∧ ¬!◇”B”)</text:span></text:p>
      <text:p text:style-name="P3"/>
      <text:p text:style-name="P5">Proof:</text:p>
      <text:p text:style-name="P5"/>
      <text:p text:style-name="P6"><text:span text:style-name="T3">∵</text:span><text:tab/>□"A ∧ B" =&gt; ¬!◇"A" ∧ ¬!◇"B"</text:p>
      <text:p text:style-name="P6"><text:span text:style-name="T3">∴</text:span><text:tab/><text:span text:style-name="T4">not(</text:span>□"A ∧ B"<text:span text:style-name="T4">)</text:span> ∨ (¬!◇"A" ∧ ¬!◇"B")</text:p>
      <text:p text:style-name="P6"><text:span text:style-name="T3">∴</text:span><text:tab/>!◇"A ∧ B" ∨ (¬!◇"A" ∧ ¬!◇"B")</text:p>
      <text:p text:style-name="P5"/>
      <text:p text:style-name="P5">Extracting tables:</text:p>
      <text:p text:style-name="P5"/>
      <text:p text:style-name="P6"><text:tab/>!◇"A ∧ B"<text:tab/>!◇A<text:tab/>¬!◇A<text:tab/>□A<text:tab/><text:tab/>Since “A” and “B” are not mentioned, fill all</text:p>
      <text:p text:style-name="P5"><text:tab/>!◇B<text:tab/><text:tab/>1<text:tab/>1<text:tab/>1</text:p>
      <text:p text:style-name="P6"><text:tab/>¬!◇B<text:tab/><text:tab/>1<text:tab/>1<text:tab/>1</text:p>
      <text:p text:style-name="P5"><text:tab/>□B<text:tab/><text:tab/>1<text:tab/>1<text:tab/>1</text:p>
      <text:p text:style-name="P5"/>
      <text:p text:style-name="P6"><text:tab/>¬!◇"A ∧ B"<text:tab/>!◇A<text:tab/>¬!◇A<text:tab/>□A</text:p>
      <text:p text:style-name="P5"><text:tab/>!◇B<text:tab/><text:tab/><text:span text:style-name="T4">0</text:span><text:tab/><text:span text:style-name="T4">0</text:span><text:tab/><text:span text:style-name="T4">0</text:span></text:p>
      <text:p text:style-name="P6"><text:tab/>¬!◇B<text:tab/><text:tab/><text:span text:style-name="T4">0</text:span><text:tab/><text:span text:style-name="T4">1</text:span><text:tab/><text:span text:style-name="T4">0<text:tab/><text:tab/></text:span>¬!◇"A" ∧ ¬!◇"B"</text:p>
      <text:p text:style-name="P5"><text:tab/>□B<text:tab/><text:tab/><text:span text:style-name="T4">0</text:span><text:tab/><text:span text:style-name="T4">0</text:span><text:tab/><text:span text:style-name="T4">0</text:span></text:p>
      <text:p text:style-name="P5"/>
      <text:p text:style-name="P6"><text:tab/>□"A ∧ B"<text:tab/>!◇A<text:tab/>¬!◇A<text:tab/>□A</text:p>
      <text:p text:style-name="P5"><text:tab/>!◇B<text:tab/><text:tab/>0<text:tab/>0<text:tab/>0</text:p>
      <text:p text:style-name="P6"><text:tab/>¬!◇B<text:tab/><text:tab/>0<text:tab/>1<text:tab/>0<text:tab/><text:tab/>¬!◇"A" ∧ ¬!◇"B"</text:p>
      <text:p text:style-name="P5"><text:tab/>□B<text:tab/><text:tab/>0<text:tab/>0<text:tab/>0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22:29:54.937770000</meta:creation-date>
    <dc:date>2020-07-20T11:51:33.805171000</dc:date>
    <meta:editing-duration>PT8M47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142" meta:character-count="643" meta:non-whitespace-character-count="499"/>
  </office:meta>
</office:document-meta>
</file>